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1.1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9.67" calcext:value-type="float">
            <text:p>209.6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.21" calcext:value-type="float">
            <text:p>203.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9.93" calcext:value-type="float">
            <text:p>209.9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09.11" calcext:value-type="float">
            <text:p>209.1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3.38" calcext:value-type="float">
            <text:p>213.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9.02" calcext:value-type="float">
            <text:p>209.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11.16" calcext:value-type="float">
            <text:p>211.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0.32" calcext:value-type="float">
            <text:p>210.3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12.42" calcext:value-type="float">
            <text:p>212.4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5.09" calcext:value-type="float">
            <text:p>215.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9.31" calcext:value-type="float">
            <text:p>209.3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3.07" calcext:value-type="float">
            <text:p>213.0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7.73" calcext:value-type="float">
            <text:p>217.7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2.84" calcext:value-type="float">
            <text:p>202.8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09.11" calcext:value-type="float">
            <text:p>209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03.21" calcext:value-type="float">
            <text:p>203.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02.84" calcext:value-type="float">
            <text:p>202.8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651.02" calcext:value-type="float">
            <text:p>651.0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643.01" calcext:value-type="float">
            <text:p>643.0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95.97" calcext:value-type="float">
            <text:p>395.9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46.11" calcext:value-type="float">
            <text:p>646.1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631.34" calcext:value-type="float">
            <text:p>631.3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10.14" calcext:value-type="float">
            <text:p>410.1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53.55" calcext:value-type="float">
            <text:p>653.5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26.38" calcext:value-type="float">
            <text:p>626.3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15.89" calcext:value-type="float">
            <text:p>415.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46.87" calcext:value-type="float">
            <text:p>646.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26.27" calcext:value-type="float">
            <text:p>626.27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00.5" calcext:value-type="float">
            <text:p>400.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44.53" calcext:value-type="float">
            <text:p>644.5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630.53" calcext:value-type="float">
            <text:p>630.5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07.38" calcext:value-type="float">
            <text:p>407.3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2:.B16])" office:value-type="float" office:value="644.53" calcext:value-type="float">
            <text:p>644.5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2:.F16])" office:value-type="float" office:value="626.27" calcext:value-type="float">
            <text:p>626.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2:.J16])" office:value-type="float" office:value="395.97" calcext:value-type="float">
            <text:p>395.9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17.51" calcext:value-type="float">
            <text:p>317.5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980.82" calcext:value-type="float">
            <text:p>2980.82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97.8" calcext:value-type="float">
            <text:p>1897.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13.95" calcext:value-type="float">
            <text:p>313.95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84.03" calcext:value-type="float">
            <text:p>2984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01.96" calcext:value-type="float">
            <text:p>190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08.55" calcext:value-type="float">
            <text:p>308.55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122.26" calcext:value-type="float">
            <text:p>3122.26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92.61" calcext:value-type="float">
            <text:p>1892.61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02.03" calcext:value-type="float">
            <text:p>302.0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38.87" calcext:value-type="float">
            <text:p>3038.87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78.13" calcext:value-type="float">
            <text:p>1878.1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07.39" calcext:value-type="float">
            <text:p>307.3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98.95" calcext:value-type="float">
            <text:p>3098.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22.72" calcext:value-type="float">
            <text:p>1922.7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1:.B25])" office:value-type="float" office:value="302.03" calcext:value-type="float">
            <text:p>302.0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1:.F25])" office:value-type="float" office:value="2980.82" calcext:value-type="float">
            <text:p>2980.8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1:.J25])" office:value-type="float" office:value="1878.13" calcext:value-type="float">
            <text:p>1878.1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448.47" calcext:value-type="float">
            <text:p>1448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144.78" calcext:value-type="float">
            <text:p>1144.78</text:p>
          </table:table-cell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148.02" calcext:value-type="float">
            <text:p>1148.02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63.23" calcext:value-type="float">
            <text:p>1463.23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129" calcext:value-type="float">
            <text:p>1129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483.06" calcext:value-type="float">
            <text:p>1483.06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114.9" calcext:value-type="float">
            <text:p>1114.9</text:p>
          </table:table-cell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02.89" calcext:value-type="float">
            <text:p>1502.89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139.24" calcext:value-type="float">
            <text:p>1139.24</text:p>
          </table:table-cell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0:.B34])" office:value-type="float" office:value="1448.47" calcext:value-type="float">
            <text:p>1448.4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0:.F34])" office:value-type="float" office:value="1114.9" calcext:value-type="float">
            <text:p>1114.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97.89" calcext:value-type="float">
            <text:p>1897.8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557.57" calcext:value-type="float">
            <text:p>1557.5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818.31" calcext:value-type="float">
            <text:p>1818.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886.31" calcext:value-type="float">
            <text:p>1886.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565.67" calcext:value-type="float">
            <text:p>1565.6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825.39" calcext:value-type="float">
            <text:p>1825.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842.74" calcext:value-type="float">
            <text:p>1842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10.65" calcext:value-type="float">
            <text:p>1910.6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557.28" calcext:value-type="float">
            <text:p>1557.2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824.77" calcext:value-type="float">
            <text:p>1824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37.03" calcext:value-type="float">
            <text:p>1837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05.48" calcext:value-type="float">
            <text:p>1605.4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780.21" calcext:value-type="float">
            <text:p>1780.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1826.29" calcext:value-type="float">
            <text:p>1826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9:.J43])" office:value-type="float" office:value="1527.89" calcext:value-type="float">
            <text:p>1527.8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21.38" calcext:value-type="float">
            <text:p>4521.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158.51" calcext:value-type="float">
            <text:p>3158.5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532.1" calcext:value-type="float">
            <text:p>4532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106.08" calcext:value-type="float">
            <text:p>3106.0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518.04" calcext:value-type="float">
            <text:p>4518.0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91.14" calcext:value-type="float">
            <text:p>3091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593.45" calcext:value-type="float">
            <text:p>4593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134.94" calcext:value-type="float">
            <text:p>3134.9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8:.B52])" office:value-type="float" office:value="4391.44" calcext:value-type="float">
            <text:p>4391.4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8:.F52])" office:value-type="float" office:value="3068.08" calcext:value-type="float">
            <text:p>3068.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2:35:13.947933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42:01.827550414</meta:creation-date>
    <dc:date>2024-08-30T12:35:55.050260751</dc:date>
    <meta:editing-duration>PT27M38S</meta:editing-duration>
    <meta:editing-cycles>21</meta:editing-cycles>
    <meta:generator>LibreOffice/24.2.5.2$Linux_X86_64 LibreOffice_project/420$Build-2</meta:generator>
    <meta:document-statistic meta:table-count="1" meta:cell-count="321" meta:object-count="0"/>
  </office:meta>
</office:document-meta>
</file>